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619" officeooo:paragraph-rsid="000de619"/>
    </style:style>
    <style:style style:name="P2" style:family="paragraph" style:parent-style-name="Standard">
      <style:text-properties officeooo:paragraph-rsid="000de619"/>
    </style:style>
    <style:style style:name="T1" style:family="text">
      <style:text-properties officeooo:rsid="000de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stations: réparation jantes : <text:span text:style-name="T1">L</text:span>e carrossier rénove ,répare et repeint la jante de la même couleur d'origine ou de votre choix</text:p>
      <text:p text:style-name="Standard"/>
      <text:p text:style-name="Standard"><text:s text:c="13"/>réparation de carrosserie : <text:span text:style-name="T1">Le carrossier redresse répare , rénove tout véhicule en garantissent un travail de haute qualité </text:span></text:p>
      <text:p text:style-name="Standard"/>
      <text:p text:style-name="Standard"><text:s text:c="14"/>débosselage sans peinture : <text:span text:style-name="T1">Le carrossier</text:span> répare les petites bosses sans endommager la peinture et le vernis d'origine du véhicule.</text:p>
      <text:p text:style-name="Standard"/>
      <text:p text:style-name="P1">Peinture automobile : Le carrossier réalise une peinture personnalisé ou réaliser la peinture d’origine sur votre véhicule.</text:p>
      <text:p text:style-name="Standard"/>
      <text:p text:style-name="P2"><text:span text:style-name="T1">Entretien véhicule : </text:span>d<text:span text:style-name="T1">es </text:span>entretien<text:span text:style-name="T1">s</text:span> régulier<text:span text:style-name="T1">s</text:span> pour assurer <text:span text:style-name="T1">la sécurité sur</text:span> votre véhicule <text:s/><text:span text:style-name="T1">et le laisser </text:span>en parfait état de marche tout au long de l'anné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4:14:57.983000000</meta:creation-date>
    <dc:date>2024-05-27T15:28:18.104000000</dc:date>
    <meta:editing-duration>PT1H13M2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5" meta:word-count="103" meta:character-count="690" meta:non-whitespace-character-count="562"/>
  </office:meta>
</office:document-meta>
</file>